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7F000002CE31867CAF657A90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1.851cm" svg:x="1cm" svg:y="1cm">
          <draw:image xlink:href="Pictures/100000000000047F000002CE31867CAF657A90B1.png" xlink:type="simple" xlink:show="embed" xlink:actuate="onLoad" loext:mime-type="image/png">
            <text:p/>
          </draw:image>
        </draw:frame>
        <draw:custom-shape draw:style-name="gr2" draw:text-style-name="P2" draw:layer="layout" svg:width="0.633cm" svg:height="0.633cm" svg:x="3.195cm" svg:y="5.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3cm" svg:height="0.633cm" svg:x="12.783cm" svg:y="7.35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3cm" svg:height="0.633cm" svg:x="3.513cm" svg:y="2.63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3cm" svg:height="0.633cm" svg:x="12.185cm" svg:y="2.08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3cm" svg:height="0.633cm" svg:x="18.188cm" svg:y="1.85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9T12:15:24.577538590</dc:date>
    <dc:creator>Ronald Holshausen</dc:creator>
    <meta:editing-duration>PT16M17S</meta:editing-duration>
    <meta:editing-cycles>4</meta:editing-cycles>
    <meta:generator>LibreOffice/6.2.4.2$Linux_X86_64 LibreOffice_project/20$Build-2</meta:generator>
    <meta:document-statistic meta:object-count="6"/>
  </office:meta>
</office:document-meta>
</file>